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officeooo:rsid="001194b2" officeooo:paragraph-rsid="001194b2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194b2" officeooo:paragraph-rsid="001194b2"/>
    </style:style>
    <style:style style:name="P5" style:family="paragraph" style:parent-style-name="Standard">
      <style:text-properties style:font-name="Arial" fo:font-size="14pt" fo:font-weight="bold" officeooo:rsid="001194b2" officeooo:paragraph-rsid="001194b2" style:font-size-asian="14pt" style:font-weight-asian="bold" style:font-size-complex="14pt" style:font-weight-complex="bold"/>
    </style:style>
    <style:style style:name="T1" style:family="text">
      <style:text-properties officeooo:rsid="0010ec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inimundo</text:p>
      <text:p text:style-name="P3"/>
      <text:p text:style-name="P4">Cada usuário externo pode acessar a ferramenta e visualizar os gráficos e acompanhamentos das ferramentas web existentes. E cada usuário externo pode se cadastrar na ferramenta para ter acesso a API existente e solicitar que novos serviços sejam monitorados na ferramenta. Um administrador gerencia os usuários e serviços por meio de uma área privada e só o mesmo pode cadastrar novos administradores. Cada usuário utilizará a ferramenta para verificar a situação atual de um serviço WEB específico. Cada usuário tem a disponibilidade dos serviços através de um catálogo na ferrament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2pt" fo:font-weight="bold" style:font-size-asian="12pt" style:font-weight-asian="bold" style:font-size-complex="12pt" style:font-weight-complex="bold"/>
    </style:style>
    <style:style style:name="MP2" style:family="paragraph" style:parent-style-name="Header">
      <style:text-properties style:font-name="Arial" fo:font-size="12pt" style:font-size-asian="12pt" style:font-size-complex="12pt"/>
    </style:style>
    <style:style style:name="MT1" style:family="text">
      <style:text-properties officeooo:rsid="0010ec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e Federal Fluminense</text:p>
        <text:p text:style-name="MP2">Instituto de Computação</text:p>
        <text:p text:style-name="MP2">Projeto de Software – <text:span text:style-name="MT1">2021.2</text:span></text:p>
        <text:p text:style-name="MP2"><text:span text:style-name="MT1">Professor </text:span>Paulo De Figueiredo Pir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5T11:58:02.430000000</dc:date>
    <meta:editing-duration>PT9M5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6" meta:word-count="106" meta:character-count="711" meta:non-whitespace-character-count="610"/>
  </office:meta>
</office:document-meta>
</file>